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7B000002FA50DCBE04.png"/>
  <manifest:file-entry manifest:media-type="image/svg+xml" manifest:full-path="Pictures/100077A700007FFE00007FFE77954F28.svg"/>
  <manifest:file-entry manifest:media-type="image/png" manifest:full-path="Pictures/10000201000002C3000002C35524BCB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12cm" svg:stroke-color="#000000" draw:marker-start-width="0.518cm" draw:marker-end-width="0.518cm" svg:stroke-opacity="100%" draw:fill="solid" draw:fill-color="#ffffff" draw:opacity="100%" draw:opacity-name="" draw:textarea-vertical-align="middle" fo:padding-top="0.231cm" fo:padding-bottom="0.231cm" fo:padding-left="0.356cm" fo:padding-right="0.35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588cm" svg:height="17.526cm" svg:x="3.102cm" svg:y="1.616cm">
          <text:p/>
        </draw:rect>
        <draw:frame draw:style-name="gr2" draw:text-style-name="P1" draw:layer="layout" svg:width="3.646cm" svg:height="3.81cm" svg:x="4.073cm" svg:y="3.267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frame draw:style-name="gr2" draw:text-style-name="P1" draw:layer="layout" svg:width="3.646cm" svg:height="3.81cm" svg:x="4.073cm" svg:y="14.062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frame draw:style-name="gr2" draw:text-style-name="P1" draw:layer="layout" svg:width="3.646cm" svg:height="3.81cm" svg:x="4.073cm" svg:y="7.712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line draw:style-name="gr3" draw:text-style-name="P1" draw:layer="layout" svg:x1="3.709cm" svg:y1="17.872cm" svg:x2="3.709cm" svg:y2="19.015cm">
          <text:p/>
        </draw:line>
        <draw:line draw:style-name="gr3" draw:text-style-name="P1" draw:layer="layout" svg:x1="8.083cm" svg:y1="17.872cm" svg:x2="8.083cm" svg:y2="19.015cm">
          <text:p/>
        </draw:line>
        <draw:frame draw:style-name="gr4" draw:layer="layout" svg:width="3.928cm" svg:height="1.987cm" svg:x="4.073cm" svg:y="17.769cm">
          <draw:text-box>
            <text:p><text:span text:style-name="T1">Envelope</text:span></text:p>
          </draw:text-box>
        </draw:frame>
        <draw:frame draw:style-name="gr2" draw:text-style-name="P1" draw:layer="layout" svg:width="12.699cm" svg:height="15.239cm" svg:x="-0.48cm" svg:y="10.46cm">
          <draw:image xlink:href="Pictures/100002010000027B000002FA50DCBE04.png" xlink:type="simple" xlink:show="embed" xlink:actuate="onLoad">
            <text:p/>
          </draw:image>
        </draw:frame>
        <draw:custom-shape draw:style-name="gr5" draw:text-style-name="P1" draw:layer="layout" svg:width="1.27cm" svg:height="1.27cm" svg:x="5.207cm" svg:y="1.90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rect draw:style-name="gr1" draw:text-style-name="P1" draw:layer="layout" svg:width="5.588cm" svg:height="17.526cm" svg:x="3.102cm" svg:y="1.616cm">
          <text:p/>
        </draw:rect>
        <draw:frame draw:style-name="gr2" draw:text-style-name="P1" draw:layer="layout" svg:width="3.646cm" svg:height="3.81cm" svg:x="4.073cm" svg:y="3.267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frame draw:style-name="gr2" draw:text-style-name="P1" draw:layer="layout" svg:width="3.646cm" svg:height="3.81cm" svg:x="4.073cm" svg:y="14.062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frame draw:style-name="gr2" draw:text-style-name="P1" draw:layer="layout" svg:width="3.646cm" svg:height="3.81cm" svg:x="4.073cm" svg:y="7.712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line draw:style-name="gr3" draw:text-style-name="P1" draw:layer="layout" svg:x1="3.709cm" svg:y1="17.872cm" svg:x2="3.709cm" svg:y2="19.015cm">
          <text:p/>
        </draw:line>
        <draw:line draw:style-name="gr3" draw:text-style-name="P1" draw:layer="layout" svg:x1="8.083cm" svg:y1="17.872cm" svg:x2="8.083cm" svg:y2="19.015cm">
          <text:p/>
        </draw:line>
        <draw:frame draw:style-name="gr4" draw:text-style-name="P2" draw:layer="layout" svg:width="3.928cm" svg:height="1.987cm" svg:x="4.073cm" svg:y="17.769cm">
          <draw:text-box>
            <text:p text:style-name="P2"><text:span text:style-name="T1">Envelope</text:span></text:p>
          </draw:text-box>
        </draw:frame>
        <draw:frame draw:style-name="gr2" draw:text-style-name="P1" draw:layer="layout" svg:width="12.699cm" svg:height="15.239cm" svg:x="-0.48cm" svg:y="10.46cm">
          <draw:image xlink:href="Pictures/100002010000027B000002FA50DCBE04.png" xlink:type="simple" xlink:show="embed" xlink:actuate="onLoad">
            <text:p/>
          </draw:image>
        </draw:frame>
        <draw:custom-shape draw:style-name="gr5" draw:text-style-name="P1" draw:layer="layout" svg:width="1.27cm" svg:height="1.27cm" svg:x="5.207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rect draw:style-name="gr1" draw:text-style-name="P1" draw:layer="layout" svg:width="5.588cm" svg:height="17.526cm" svg:x="3.102cm" svg:y="1.616cm">
          <text:p/>
        </draw:rect>
        <draw:frame draw:style-name="gr2" draw:text-style-name="P1" draw:layer="layout" svg:width="3.646cm" svg:height="3.81cm" svg:x="4.073cm" svg:y="3.267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frame draw:style-name="gr2" draw:text-style-name="P1" draw:layer="layout" svg:width="3.646cm" svg:height="3.81cm" svg:x="4.073cm" svg:y="14.062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frame draw:style-name="gr2" draw:text-style-name="P1" draw:layer="layout" svg:width="3.646cm" svg:height="3.81cm" svg:x="4.073cm" svg:y="7.712cm">
          <draw:image xlink:href="Pictures/10000201000002C3000002C35524BCB7.png" xlink:type="simple" xlink:show="embed" xlink:actuate="onLoad"/>
          <draw:image xlink:href="Pictures/100077A700007FFE00007FFE77954F28.svg" xlink:type="simple" xlink:show="embed" xlink:actuate="onLoad">
            <text:p/>
          </draw:image>
        </draw:frame>
        <draw:line draw:style-name="gr3" draw:text-style-name="P1" draw:layer="layout" svg:x1="3.709cm" svg:y1="17.872cm" svg:x2="3.709cm" svg:y2="19.015cm">
          <text:p/>
        </draw:line>
        <draw:line draw:style-name="gr3" draw:text-style-name="P1" draw:layer="layout" svg:x1="8.083cm" svg:y1="17.872cm" svg:x2="8.083cm" svg:y2="19.015cm">
          <text:p/>
        </draw:line>
        <draw:frame draw:style-name="gr4" draw:text-style-name="P2" draw:layer="layout" svg:width="3.928cm" svg:height="1.987cm" svg:x="4.073cm" svg:y="17.769cm">
          <draw:text-box>
            <text:p text:style-name="P2"><text:span text:style-name="T1">Envelope</text:span></text:p>
          </draw:text-box>
        </draw:frame>
        <draw:frame draw:style-name="gr2" draw:text-style-name="P1" draw:layer="layout" svg:width="12.699cm" svg:height="15.239cm" svg:x="-0.48cm" svg:y="10.46cm">
          <draw:image xlink:href="Pictures/100002010000027B000002FA50DCBE04.png" xlink:type="simple" xlink:show="embed" xlink:actuate="onLoad">
            <text:p/>
          </draw:image>
        </draw:frame>
        <draw:custom-shape draw:style-name="gr5" draw:text-style-name="P1" draw:layer="layout" svg:width="1.27cm" svg:height="1.27cm" svg:x="5.207cm" svg:y="1.9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31T15:34:49</meta:creation-date>
    <dc:date>2022-08-03T01:34:28</dc:date>
    <meta:editing-duration>PT4H52M14S</meta:editing-duration>
    <meta:editing-cycles>4</meta:editing-cycles>
    <meta:generator>OpenOffice/4.1.13$Unix OpenOffice.org_project/4113m1$Build-9810</meta:generator>
    <meta:document-statistic meta:object-count="27"/>
  </office:meta>
</office:document-meta>
</file>